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0.531cm"/>
    </style:style>
    <style:style style:name="co7" style:family="table-column">
      <style:table-column-properties fo:break-before="auto" style:column-width="1.11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map style:condition="cell-content()&lt;0" style:apply-style-name="Unbenannt1" style:base-cell-address="Tabelle1.G1"/>
      <style:map style:condition="cell-content()&gt;0" style:apply-style-name="Unbenannt2" style:base-cell-address="Tabelle1.G1"/>
      <style:map style:condition="cell-content()=0" style:apply-style-name="Unbenannt3" style:base-cell-address="Tabelle1.G1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Impact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1]" office:value-type="string" office:string-value="Impact">
            <text:p>Impact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$2]" office:value-type="string" office:string-value="Impact">
            <text:p>Impac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2">
          <table:table-cell table:style-name="ce1"/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Puncture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office:value-type="string">
            <text:p>Puncture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9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0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1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2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3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4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5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">
            <text:p>-0,2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6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7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28]" office:value-type="string" office:string-value="Puncture">
            <text:p>Punctur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2">
          <table:table-cell table:style-name="ce1"/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Sla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office:value-type="string">
            <text:p>Slash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2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3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4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5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6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7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8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39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40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41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42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15">
            <text:p>-0,1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43]" office:value-type="string" office:string-value="Slash">
            <text:p>Slash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2">
          <table:table-cell table:style-name="ce1"/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Cold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46]" office:value-type="string" office:string-value="Cold">
            <text:p>Cold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47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48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49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0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1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2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3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4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5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6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7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58]" office:value-type="string" office:string-value="Cold">
            <text:p>Cold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Electricity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61]" office:value-type="string" office:string-value="Electricity">
            <text:p>Electricity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2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3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4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5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6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7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8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69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70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71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72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73]" office:value-type="string" office:string-value="Electricity">
            <text:p>Electricity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Heat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76]" office:value-type="string" office:string-value="Heat">
            <text:p>Heat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77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78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79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0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1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2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3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4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5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6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7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88]" office:value-type="string" office:string-value="Heat">
            <text:p>Hea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Toxin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91]" office:value-type="string" office:string-value="Toxin">
            <text:p>Toxin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2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3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4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5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6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7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8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99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00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 office:value-type="string">
            <text:p>BYP</text:p>
          </table:table-cell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01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 office:value-type="string">
            <text:p>BYP</text:p>
          </table:table-cell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02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03]" office:value-type="string" office:string-value="Toxin">
            <text:p>Toxi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Blast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106]" office:value-type="string" office:string-value="Blast">
            <text:p>Blast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07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08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09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0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1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2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3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4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5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6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7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18]" office:value-type="string" office:string-value="Blast">
            <text:p>Blast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Corrosive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121]" office:value-type="string" office:string-value="Corrosive">
            <text:p>Corrosive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2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3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4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5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6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7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8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29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30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31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32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33]" office:value-type="string" office:string-value="Corrosive">
            <text:p>Corrosive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Gas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136]" office:value-type="string" office:string-value="Gas">
            <text:p>Gas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37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38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39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0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1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2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3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4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5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6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7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48]" office:value-type="string" office:string-value="Gas">
            <text:p>Gas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Magnetic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151]" office:value-type="string" office:string-value="Magnetic">
            <text:p>Magnetic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2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3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4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5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6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7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8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59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60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61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62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63]" office:value-type="string" office:string-value="Magnetic">
            <text:p>Magnetic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Radiation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166]" office:value-type="string" office:string-value="Radiation">
            <text:p>Radiation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67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68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75">
            <text:p>-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69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0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1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2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3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4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5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6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7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78]" office:value-type="string" office:string-value="Radiation">
            <text:p>Radiation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elf.Resistance["</text:p>
          </table:table-cell>
          <table:table-cell office:value-type="string">
            <text:p>Viral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string">
            <text:p>{}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>
            <text:p>self.Resistance["</text:p>
          </table:table-cell>
          <table:table-cell table:formula="of:=[.B181]" office:value-type="string" office:string-value="Viral">
            <text:p>Viral</text:p>
          </table:table-cell>
          <table:table-cell office:value-type="string">
            <text:p>"]["</text:p>
          </table:table-cell>
          <table:table-cell office:value-type="string">
            <text:p>Flesh</text:p>
          </table:table-cell>
          <table:table-cell office:value-type="string">
            <text:p>"]</text:p>
          </table:table-cell>
          <table:table-cell office:value-type="string">
            <text:p>=</text:p>
          </table:table-cell>
          <table:table-cell office:value-type="float" office:value="0.5">
            <text:p>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2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Clon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3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ossiliz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4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5">
            <text:p>-0,5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5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Flesh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6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Infested Sinew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7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Machinery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-0.25">
            <text:p>-0,25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8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Robotic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89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Object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90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91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Proto Shield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92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Ferrite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>
          <table:table-cell table:style-name="ce1" table:formula="of:=[.A$2]" office:value-type="string" office:string-value="self.Resistance[&quot;">
            <text:p>self.Resistance["</text:p>
          </table:table-cell>
          <table:table-cell table:formula="of:=[.B193]" office:value-type="string" office:string-value="Viral">
            <text:p>Viral</text:p>
          </table:table-cell>
          <table:table-cell table:formula="of:=[.C$2]" office:value-type="string" office:string-value="&quot;][&quot;">
            <text:p>"]["</text:p>
          </table:table-cell>
          <table:table-cell office:value-type="string">
            <text:p>Alloy Armor</text:p>
          </table:table-cell>
          <table:table-cell table:formula="of:=[.E$2]" office:value-type="string" office:string-value="&quot;]">
            <text:p>"]</text:p>
          </table:table-cell>
          <table:table-cell table:formula="of:=[.F$2]" office:value-type="string" office:string-value="=">
            <text:p>=</text:p>
          </table:table-cell>
          <table:table-cell office:value-type="float" office:value="0">
            <text:p>0,00</text:p>
          </table:table-cell>
          <table:table-cell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/>
    </number:number-style>
    <number:number-style style:name="N106">
      <style:text-properties fo:color="#ff0000"/>
      <number:text>-</number:text>
      <number:number number:decimal-places="2" number:min-integer-digits="1"/>
      <style:map style:condition="value()&gt;=0" style:apply-style-name="N106P0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transparent"/>
      <style:text-properties fo:color="#ff3333"/>
    </style:style>
    <style:style style:name="Unbenannt2" style:family="table-cell" style:parent-style-name="Default">
      <style:text-properties fo:color="#00cc00"/>
    </style:style>
    <style:style style:name="Unbenannt3" style:family="table-cell" style:parent-style-name="Default">
      <style:text-properties fo:color="#00cc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06.07.2022</text:date>, <text:time>18:5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 </meta:initial-creator>
    <meta:creation-date>2022-07-06T18:32:36.74</meta:creation-date>
    <dc:date>2022-07-06T18:57:46.71</dc:date>
    <dc:creator>Tobi </dc:creator>
    <meta:editing-duration>PT6M39S</meta:editing-duration>
    <meta:editing-cycles>2</meta:editing-cycles>
    <meta:generator>OpenOffice/4.1.11$Win32 OpenOffice.org_project/4111m1$Build-9808</meta:generator>
    <meta:document-statistic meta:table-count="3" meta:cell-count="1250" meta:object-count="0"/>
  </office:meta>
</office:document-meta>
</file>